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2000001592800C3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c0c0c0" draw:fill="solid" draw:fill-color="#ffffff" fo:min-height="0.261cm" draw:shadow-offset-x="0.305cm" draw:shadow-offset-y="0.3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000000" fo:font-family="'DejaVu Serif'" style:font-family-generic="roman" style:font-pitch="variable" fo:font-size="7pt" fo:text-shadow="none" fo:font-weight="bold"/>
    </style:style>
    <style:style style:name="P3" style:family="paragraph">
      <style:paragraph-properties fo:margin-left="0cm" fo:margin-right="0cm" fo:text-align="center" fo:text-indent="0cm"/>
      <style:text-properties fo:color="#000000" fo:font-family="'DejaVu Serif'" style:font-family-generic="roman" style:font-pitch="variable" fo:font-size="7pt" fo:text-shadow="none" fo:font-weight="bold"/>
    </style:style>
    <style:style style:name="P4" style:family="paragraph">
      <style:paragraph-properties fo:margin-left="0cm" fo:margin-right="0cm" fo:text-align="start" fo:text-indent="0cm"/>
      <style:text-properties fo:color="#000000" fo:font-family="'DejaVu Serif'" style:font-family-generic="roman" style:font-pitch="variable" fo:font-size="7pt" fo:text-shadow="none" fo:font-weight="bold"/>
    </style:style>
    <style:style style:name="T1" style:family="text">
      <style:text-properties fo:color="#000000" fo:font-family="'DejaVu Serif'" style:font-family-generic="roman" style:font-pitch="variable" fo:font-size="7pt" fo:text-shadow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8.681cm" svg:height="9.13cm" svg:x="4.544cm" svg:y="6.475cm">
          <draw:image xlink:href="Pictures/10000000000002C2000001592800C38B.png" xlink:type="simple" xlink:show="embed" xlink:actuate="onLoad">
            <text:p/>
          </draw:image>
        </draw:frame>
        <draw:frame draw:style-name="gr2" draw:text-style-name="P2" draw:layer="layout" svg:width="1.905cm" svg:height="0.539cm" svg:x="21.855cm" svg:y="12.965cm">
          <draw:text-box>
            <text:p text:style-name="P2"><text:span text:style-name="T1">Alquilado</text:span></text:p>
          </draw:text-box>
        </draw:frame>
        <draw:frame draw:style-name="gr2" draw:text-style-name="P2" draw:layer="layout" svg:width="1.905cm" svg:height="0.539cm" svg:x="21.52cm" svg:y="8.281cm">
          <draw:text-box>
            <text:p text:style-name="P2"><text:span text:style-name="T1">n-Butano</text:span></text:p>
          </draw:text-box>
        </draw:frame>
        <draw:frame draw:style-name="gr2" draw:text-style-name="P2" draw:layer="layout" svg:width="3.175cm" svg:height="0.539cm" svg:x="19.95cm" svg:y="6.911cm">
          <draw:text-box>
            <text:p text:style-name="P2"><text:span text:style-name="T1">Desbutanizadora</text:span></text:p>
          </draw:text-box>
        </draw:frame>
        <draw:frame draw:style-name="gr2" draw:text-style-name="P2" draw:layer="layout" svg:width="3.175cm" svg:height="0.827cm" svg:x="16.434cm" svg:y="6.922cm">
          <draw:text-box>
            <text:p text:style-name="P3"><text:span text:style-name="T1">Fracionadora</text:span></text:p>
            <text:p text:style-name="P3"><text:span text:style-name="T1">Principal</text:span></text:p>
          </draw:text-box>
        </draw:frame>
        <draw:frame draw:style-name="gr2" draw:text-style-name="P2" draw:layer="layout" svg:width="2.54cm" svg:height="0.539cm" svg:x="14.57cm" svg:y="15.254cm">
          <draw:text-box>
            <text:p text:style-name="P2"><text:span text:style-name="T1">Reciclo iC4</text:span></text:p>
          </draw:text-box>
        </draw:frame>
        <draw:frame draw:style-name="gr2" draw:text-style-name="P2" draw:layer="layout" svg:width="1.905cm" svg:height="0.539cm" svg:x="19.094cm" svg:y="7.725cm">
          <draw:text-box>
            <text:p text:style-name="P2"><text:span text:style-name="T1">Propano</text:span></text:p>
          </draw:text-box>
        </draw:frame>
        <draw:frame draw:style-name="gr2" draw:text-style-name="P2" draw:layer="layout" svg:width="3.175cm" svg:height="0.539cm" svg:x="11.795cm" svg:y="6.911cm">
          <draw:text-box>
            <text:p text:style-name="P3"><text:span text:style-name="T1">Reator/Separador</text:span></text:p>
          </draw:text-box>
        </draw:frame>
        <draw:frame draw:style-name="gr2" draw:text-style-name="P2" draw:layer="layout" svg:width="3.175cm" svg:height="0.827cm" svg:x="7.908cm" svg:y="6.81cm">
          <draw:text-box>
            <text:p text:style-name="P4"><text:span text:style-name="T1">Torre</text:span></text:p>
            <text:p text:style-name="P4"><text:span text:style-name="T1">Deisobutanizadora</text:span></text:p>
          </draw:text-box>
        </draw:frame>
        <draw:frame draw:style-name="gr2" draw:text-style-name="P2" draw:layer="layout" svg:width="3.175cm" svg:height="0.827cm" svg:x="4.733cm" svg:y="6.81cm">
          <draw:text-box>
            <text:p text:style-name="P4"><text:span text:style-name="T1">Torre</text:span></text:p>
            <text:p text:style-name="P4"><text:span text:style-name="T1">Deisobutanizadora</text:span></text:p>
          </draw:text-box>
        </draw:frame>
        <draw:frame draw:style-name="gr2" draw:text-style-name="P2" draw:layer="layout" svg:width="1.897cm" svg:height="0.827cm" svg:x="4.175cm" svg:y="9.255cm">
          <draw:text-box>
            <text:p text:style-name="P2"><text:span text:style-name="T1">Carga</text:span></text:p>
            <text:p text:style-name="P2"><text:span text:style-name="T1">Olefínica</text:span></text:p>
          </draw:text-box>
        </draw:frame>
        <draw:frame draw:style-name="gr2" draw:text-style-name="P2" draw:layer="layout" svg:width="1.905cm" svg:height="0.539cm" svg:x="6.413cm" svg:y="11.891cm">
          <draw:text-box>
            <text:p text:style-name="P2"><text:span text:style-name="T1">Butano</text:span></text:p>
          </draw:text-box>
        </draw:frame>
        <draw:frame draw:style-name="gr2" draw:text-style-name="P2" draw:layer="layout" svg:width="1.905cm" svg:height="0.539cm" svg:x="6.64cm" svg:y="8.114cm">
          <draw:text-box>
            <text:p text:style-name="P2"><text:span text:style-name="T1">Olefinas</text:span></text:p>
          </draw:text-box>
        </draw:frame>
        <draw:frame draw:style-name="gr2" draw:text-style-name="P2" draw:layer="layout" svg:width="1.897cm" svg:height="0.827cm" svg:x="7.381cm" svg:y="10.051cm">
          <draw:text-box>
            <text:p text:style-name="P2"><text:span text:style-name="T1">Carga</text:span></text:p>
            <text:p text:style-name="P2"><text:span text:style-name="T1">Saturada</text:span></text:p>
          </draw:text-box>
        </draw:frame>
        <draw:frame draw:style-name="gr2" draw:text-style-name="P2" draw:layer="layout" svg:width="1.897cm" svg:height="0.827cm" svg:x="9.694cm" svg:y="12.869cm">
          <draw:text-box>
            <text:p text:style-name="P2"><text:span text:style-name="T1">Butano</text:span></text:p>
            <text:p text:style-name="P2"><text:span text:style-name="T1">Especial</text:span></text:p>
          </draw:text-box>
        </draw:frame>
        <draw:frame draw:style-name="gr2" draw:text-style-name="P2" draw:layer="layout" svg:width="1.897cm" svg:height="0.539cm" svg:x="8.886cm" svg:y="8.286cm">
          <draw:text-box>
            <text:p text:style-name="P2"><text:span text:style-name="T1">i- Buta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aula Staudt</meta:initial-creator>
    <meta:creation-date>2007-09-12T11:25:47</meta:creation-date>
    <dc:creator>Paula Staudt</dc:creator>
    <dc:date>2007-09-12T11:44:33</dc:date>
    <dc:language>pt-BR</dc:language>
    <meta:editing-cycles>3</meta:editing-cycles>
    <meta:editing-duration>PT18M48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